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ETICION DEL USUARIO</text:p>
      <text:p text:style-name="Standard">Actúa como un Ingeniero Senior de Software Industrial y Experto en IEC 61131-3. Tu tarea es desarrollar una aplicación web funcional (Single Page Application) utilizando HTML, CSS (Tailwind) y JavaScript moderno. Esta aplicación debe servir como un entorno de desarrollo y validación para programas en SCL (Structured Control Language).</text:p>
      <text:p text:style-name="Standard">Especificaciones Técnicas del Motor de la Web (Basadas en IEC 61131-3):</text:p>
      <text:p text:style-name="Standard">1. Arquitectura POU (Program Organization Units): El sistema debe validar que el código esté estructurado en Functions (FC), Function Blocks (FB) o Programs. Debe asegurar que las funciones no contengan variables estáticas y que los bloques funcionales usen instanciación.</text:p>
      <text:p text:style-name="Standard">2. Gestión de Variables: La web debe incluir un módulo para declarar y comprobar tipos de datos estándar (BOOL, INT, REAL, TIME, BYTE) y derivados, organizados en bloques VAR_INPUT, VAR_OUTPUT, VAR_IN_OUT, VAR_TEMP y VAR_GLOBAL.</text:p>
      <text:p text:style-name="Standard">3. Patrones de Diseño Integrados: Incluye un selector para generar plantillas de código basadas en patrones avanzados como State Machine (Máquinas de Estado), Factory o Strategy, aplicados a control de motores o sistemas navales/aeronáuticos.</text:p>
      <text:p text:style-name="Standard">4. Sistema de Diagnóstico y Análisis de Fallos: Implementa una rutina lógica que detecte errores comunes (como recursividad prohibida) y sugiera bloques de diagnóstico avanzado, registro de eventos (logs) y manejo de alarmas en tiempo real.</text:p>
      <text:p text:style-name="Standard">Interfaz de Usuario (UI/UX):</text:p>
      <text:p text:style-name="Standard">Editor de Código: Un área de texto con resaltado de sintaxis para SCL/ST.</text:p>
      <text:p text:style-name="Standard">Panel de Control: Botones para Validar Estándar, Generar Patrón (ej. Control de Bombas o Válvulas) y Optimizar Código.</text:p>
      <text:p text:style-name="Standard">Consola de Diagnóstico: Un panel inferior que muestre advertencias sobre conformidad con la norma (ej. Falta declaración AT para variables de hardware).</text:p>
      <text:p text:style-name="Standard">Sección de Librerías: Una biblioteca visual de funciones reutilizables (matemáticas, timers TON/TOF, contadores CTU) conformes al estándar.</text:p>
      <text:p text:style-name="Standard">Salida Requerida: Genera el código fuente completo (HTML/JS/CSS) de esta herramienta. Asegúrate de que la lógica de validación sea robusta y que las plantillas de código SCL generadas sigan un enfoque de Safety-by-Design y modularidad para sistemas críticos</text:p>
      <text:p text:style-name="Standard"/>
      <text:p text:style-name="Standard">RESPUESTA DEL ASISTENTE</text:p>
      <text:p text:style-name="Standard">He desarrollado la aplicación SCL Industrial IDE, un entorno de desarrollo web avanzado bajo el estándar IEC 61131-3. Esta herramienta ha sido diseñada con una estética Industrial Premium (Dark Mode, Glassmorphism y acentos eléctricos) y una lógica de validación robusta para sistemas críticos. He creado los archivos index.html, src/js/app.js, src/js/validator.js y src/js/templates.js con todas las funcionalidades requeridas.</text:p>
      <text:p text:style-name="Standard"/>
      <text:p text:style-name="Standard">PETICION DEL USUARIO</text:p>
      <text:p text:style-name="Standard">Podrias decirme un programa de ejemplo para copiarlo y pegarlo ahi y poder ver como funciona?</text:p>
      <text:p text:style-name="Standard"/>
      <text:p text:style-name="Standard">RESPUESTA DEL ASISTENTE</text:p>
      <text:p text:style-name="Standard">Aqui tienes un programa de ejemplo diseñado especificamente para poner a prueba todas las funciones del motor de validación. Este código simula el Control de un Tanque de Combustible con lógica de histéresis y una alarma de seguridad retardada. Incluye tanto un Bloque Funcional (FB) como el Programa Principal (PLC_PRG). (Se proporciona codigo SCL de control de tanque).</text:p>
      <text:p text:style-name="Standard"/>
      <text:p text:style-name="Standard">PETICION DEL USUARIO</text:p>
      <text:p text:style-name="Standard">Cuando pulso validar estandar, aparece esto pero durante mucho tiempo y no llega a hacer nada, puedes solucionarlo?</text:p>
      <text:p text:style-name="Standard"/>
      <text:p text:style-name="Standard"/>
      <text:p text:style-name="Standard"/>
      <text:p text:style-name="Standard"><text:soft-page-break/>RESPUESTA DEL ASISTENTE</text:p>
      <text:p text:style-name="Standard">He identificado el problema: habia un error de sintaxis en el motor de validación (una errata en la declaración de una variable) que provocaba que el proceso se detuviera silenciosamente. He corregido la variable en validator.js y he añadido un sistema Failsafe con try-catch para asegurar que la interfaz siempre responda.</text:p>
      <text:p text:style-name="Standard"/>
      <text:p text:style-name="Standard">PETICION DEL USUARIO</text:p>
      <text:p text:style-name="Standard">Podrias darme un programa de ejemplo pero que contenga algun error para poder comprobar el sistema de deteccion de fallos?</text:p>
      <text:p text:style-name="Standard"/>
      <text:p text:style-name="Standard">RESPUESTA DEL ASISTENTE</text:p>
      <text:p text:style-name="Standard">He diseñado un programa defectuoso que contiene errores estructurales y advertencias de conformidad: una funcion con variables estaticas, un error de recursividad, falta de mapeo de hardware y tipos de datos no definidos. Esto activara todas las capas del validador.</text:p>
      <text:p text:style-name="Standard"/>
      <text:p text:style-name="Standard">PETICION DEL USUARIO</text:p>
      <text:p text:style-name="Standard">Perfecto, lo unico que en la pestaña de analisis de fallos deberia de aparecer algo cuando clickeo ahi? Porque cuando pulso no ocurre nada</text:p>
      <text:p text:style-name="Standard"/>
      <text:p text:style-name="Standard">RESPUESTA DEL ASISTENTE</text:p>
      <text:p text:style-name="Standard">He solucionado la falta de interactividad en la pestaña de Analisis de Fallos. He implementado la logica para alternar entre la Consola y el Analisis, y he creado un generador de informes detallados que proporciona el nivel de gravedad, la linea exacta y una sugerencia tecnica de correccion basada en estandares industria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6T11:50:33.869981500</meta:creation-date>
    <dc:date>2026-02-26T11:51:31.511057600</dc:date>
    <meta:editing-duration>PT57S</meta:editing-duration>
    <meta:editing-cycles>1</meta:editing-cycles>
    <meta:document-statistic meta:table-count="0" meta:image-count="0" meta:object-count="0" meta:page-count="2" meta:paragraph-count="31" meta:word-count="681" meta:character-count="4553" meta:non-whitespace-character-count="3903"/>
    <meta:generator>LibreOffice/25.8.3.2$Windows_X86_64 LibreOffice_project/8ca8d55c161d602844f5428fa4b58097424e324e</meta:generator>
  </office:meta>
</office:document-meta>
</file>